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f6a8" officeooo:paragraph-rsid="0016f6a8" style:font-weight-asian="bold" style:font-weight-complex="bold"/>
    </style:style>
    <style:style style:name="P2" style:family="paragraph" style:parent-style-name="Standard">
      <style:text-properties fo:language="en" fo:country="US" fo:font-weight="normal" officeooo:rsid="001857f4" officeooo:paragraph-rsid="001857f4" style:font-weight-asian="normal" style:font-weight-complex="normal"/>
    </style:style>
    <style:style style:name="P3" style:family="paragraph" style:parent-style-name="Standard">
      <style:text-properties fo:color="#5eb91e" fo:language="en" fo:country="US" fo:font-weight="normal" officeooo:rsid="001857f4" officeooo:paragraph-rsid="001a301d" style:font-weight-asian="normal" style:font-weight-complex="normal"/>
    </style:style>
    <style:style style:name="P4" style:family="paragraph" style:parent-style-name="Standard">
      <style:text-properties fo:color="#5eb91e" fo:language="en" fo:country="US" fo:font-weight="normal" officeooo:rsid="001857f4" officeooo:paragraph-rsid="001857f4" style:font-weight-asian="normal" style:font-weight-complex="normal"/>
    </style:style>
    <style:style style:name="P5" style:family="paragraph" style:parent-style-name="Standard">
      <style:text-properties fo:color="#5eb91e" fo:language="en" fo:country="US" fo:font-weight="normal" officeooo:rsid="001857f4" officeooo:paragraph-rsid="0022c4a5" style:font-weight-asian="normal" style:font-weight-complex="normal"/>
    </style:style>
    <style:style style:name="P6" style:family="paragraph" style:parent-style-name="Standard">
      <style:text-properties fo:color="#5eb91e" fo:language="en" fo:country="US" style:text-underline-style="none" fo:font-weight="normal" officeooo:rsid="001857f4" officeooo:paragraph-rsid="001a301d" style:font-weight-asian="normal" style:font-weight-complex="normal"/>
    </style:style>
    <style:style style:name="P7" style:family="paragraph" style:parent-style-name="Standard">
      <style:text-properties fo:color="#5eb91e" fo:language="en" fo:country="US" style:text-underline-style="none" fo:font-weight="normal" officeooo:rsid="0022c4a5" officeooo:paragraph-rsid="0022c4a5" style:font-weight-asian="normal" style:font-weight-complex="normal"/>
    </style:style>
    <style:style style:name="P8" style:family="paragraph" style:parent-style-name="Standard">
      <style:text-properties fo:color="#000000" fo:language="en" fo:country="US" style:text-underline-style="none" fo:font-weight="normal" officeooo:rsid="001ca835" officeooo:paragraph-rsid="001a301d" style:font-weight-asian="normal" style:font-weight-complex="normal"/>
    </style:style>
    <style:style style:name="P9" style:family="paragraph" style:parent-style-name="Standard">
      <style:text-properties fo:color="#000000" fo:language="en" fo:country="US" style:text-underline-style="none" fo:font-weight="normal" officeooo:rsid="0022c4a5" officeooo:paragraph-rsid="0022c4a5" style:font-weight-asian="normal" style:font-weight-complex="normal"/>
    </style:style>
    <style:style style:name="P10" style:family="paragraph" style:parent-style-name="Standard">
      <style:text-properties fo:color="#000000" fo:language="en" fo:country="US" style:text-underline-style="none" fo:font-weight="normal" officeooo:rsid="00266051" officeooo:paragraph-rsid="00266051" style:font-weight-asian="normal" style:font-weight-complex="normal"/>
    </style:style>
    <style:style style:name="P11" style:family="paragraph" style:parent-style-name="Standard">
      <style:text-properties fo:color="#000000" fo:language="en" fo:country="US" style:text-underline-style="none" fo:font-weight="normal" officeooo:rsid="00274440" officeooo:paragraph-rsid="00274440" style:font-weight-asian="normal" style:font-weight-complex="normal"/>
    </style:style>
    <style:style style:name="P12" style:family="paragraph" style:parent-style-name="Standard">
      <style:text-properties fo:color="#000000" fo:language="en" fo:country="US" style:text-underline-style="none" fo:font-weight="normal" officeooo:rsid="00269b89" officeooo:paragraph-rsid="00269b89" style:font-weight-asian="normal" style:font-weight-complex="normal"/>
    </style:style>
    <style:style style:name="P13" style:family="paragraph" style:parent-style-name="Standard">
      <style:text-properties fo:color="#000000" fo:language="en" fo:country="US" style:text-underline-style="solid" style:text-underline-width="auto" style:text-underline-color="font-color" fo:font-weight="normal" officeooo:rsid="00269b89" officeooo:paragraph-rsid="00269b89" style:font-weight-asian="normal" style:font-weight-complex="normal"/>
    </style:style>
    <style:style style:name="P14" style:family="paragraph" style:parent-style-name="Standard">
      <style:paragraph-properties fo:break-before="page"/>
      <style:text-properties fo:color="#000000" fo:language="en" fo:country="US" style:text-underline-style="solid" style:text-underline-width="auto" style:text-underline-color="font-color" fo:font-weight="bold" officeooo:rsid="00269b89" officeooo:paragraph-rsid="00269b89" style:font-weight-asian="bold" style:font-weight-complex="bold"/>
    </style:style>
    <style:style style:name="P15" style:family="paragraph" style:parent-style-name="Standard" style:list-style-name="L1">
      <style:text-properties officeooo:paragraph-rsid="001e0f20"/>
    </style:style>
    <style:style style:name="P16" style:family="paragraph" style:parent-style-name="Standard" style:list-style-name="L1">
      <style:text-properties fo:language="en" fo:country="US" fo:font-weight="normal" officeooo:rsid="0016f6a8" officeooo:paragraph-rsid="0016f6a8" style:font-weight-asian="normal" style:font-weight-complex="normal"/>
    </style:style>
    <style:style style:name="P17" style:family="paragraph" style:parent-style-name="Standard" style:list-style-name="L2">
      <style:text-properties fo:language="en" fo:country="US" fo:font-weight="normal" officeooo:rsid="0016f6a8" officeooo:paragraph-rsid="0016f6a8" style:font-weight-asian="normal" style:font-weight-complex="normal"/>
    </style:style>
    <style:style style:name="P18" style:family="paragraph" style:parent-style-name="Standard" style:list-style-name="L2">
      <style:text-properties fo:language="en" fo:country="US" fo:font-weight="normal" officeooo:rsid="001857f4" officeooo:paragraph-rsid="001857f4" style:font-weight-asian="normal" style:font-weight-complex="normal"/>
    </style:style>
    <style:style style:name="P19" style:family="paragraph" style:parent-style-name="Standard" style:list-style-name="L2">
      <style:text-properties fo:language="en" fo:country="US" fo:font-weight="normal" officeooo:rsid="00266e91" officeooo:paragraph-rsid="00289b37" style:font-weight-asian="normal" style:font-weight-complex="normal"/>
    </style:style>
    <style:style style:name="P20" style:family="paragraph" style:parent-style-name="Standard" style:list-style-name="L1">
      <style:text-properties fo:language="en" fo:country="US" fo:font-weight="normal" officeooo:rsid="001999f4" officeooo:paragraph-rsid="001999f4" style:font-weight-asian="normal" style:font-weight-complex="normal"/>
    </style:style>
    <style:style style:name="P21" style:family="paragraph" style:parent-style-name="Standard" style:list-style-name="L1">
      <style:text-properties fo:language="en" fo:country="US" style:text-underline-style="none" fo:font-weight="normal" officeooo:rsid="001a301d" officeooo:paragraph-rsid="001a301d" style:font-weight-asian="normal" style:font-weight-complex="normal"/>
    </style:style>
    <style:style style:name="P22" style:family="paragraph" style:parent-style-name="Standard" style:list-style-name="L3">
      <style:text-properties officeooo:rsid="0021f6bc" officeooo:paragraph-rsid="0021f6bc"/>
    </style:style>
    <style:style style:name="P23" style:family="paragraph" style:parent-style-name="Standard" style:list-style-name="L3">
      <style:text-properties fo:color="#000000" fo:language="en" fo:country="US" style:text-underline-style="none" fo:font-weight="normal" officeooo:rsid="0022c4a5" officeooo:paragraph-rsid="0022c4a5" style:font-weight-asian="normal" style:font-weight-complex="normal"/>
    </style:style>
    <style:style style:name="P24" style:family="paragraph" style:parent-style-name="Standard">
      <style:text-properties fo:color="#000000" fo:language="en" fo:country="US" style:text-underline-style="solid" style:text-underline-width="auto" style:text-underline-color="font-color" fo:font-weight="normal" officeooo:rsid="00269b89" officeooo:paragraph-rsid="00269b89" style:font-weight-asian="normal" style:font-weight-complex="normal"/>
    </style:style>
    <style:style style:name="T1" style:family="text">
      <style:text-properties fo:color="#5eb91e"/>
    </style:style>
    <style:style style:name="T2" style:family="text">
      <style:text-properties fo:color="#000000" style:text-underline-style="solid" style:text-underline-width="auto" style:text-underline-color="font-color" officeooo:rsid="001b6f36"/>
    </style:style>
    <style:style style:name="T3" style:family="text">
      <style:text-properties fo:color="#000000" style:text-underline-style="solid" style:text-underline-width="auto" style:text-underline-color="font-color" officeooo:rsid="001baae9"/>
    </style:style>
    <style:style style:name="T4" style:family="text">
      <style:text-properties fo:color="#000000" style:text-underline-style="solid" style:text-underline-width="auto" style:text-underline-color="font-color" officeooo:rsid="001ca835"/>
    </style:style>
    <style:style style:name="T5" style:family="text">
      <style:text-properties fo:color="#000000" style:text-underline-style="none" officeooo:rsid="001b6f36"/>
    </style:style>
    <style:style style:name="T6" style:family="text">
      <style:text-properties fo:color="#000000" style:text-underline-style="none" officeooo:rsid="001baae9"/>
    </style:style>
    <style:style style:name="T7" style:family="text">
      <style:text-properties fo:color="#000000" style:text-underline-style="none" officeooo:rsid="001ca835"/>
    </style:style>
    <style:style style:name="T8" style:family="text">
      <style:text-properties fo:color="#000000" style:text-underline-style="none" officeooo:rsid="00256400"/>
    </style:style>
    <style:style style:name="T9" style:family="text">
      <style:text-properties fo:color="#000000" fo:language="en" fo:country="US" style:text-underline-style="none" fo:font-weight="normal" style:font-weight-asian="normal" style:font-weight-complex="normal"/>
    </style:style>
    <style:style style:name="T10" style:family="text">
      <style:text-properties fo:color="#000000" fo:language="en" fo:country="US" style:text-underline-style="none" fo:font-weight="normal" officeooo:rsid="001ca835" style:font-weight-asian="normal" style:font-weight-complex="normal"/>
    </style:style>
    <style:style style:name="T11" style:family="text">
      <style:text-properties fo:color="#000000" fo:language="en" fo:country="US" style:text-underline-style="none" fo:font-weight="normal" officeooo:rsid="001e0f20" style:font-weight-asian="normal" style:font-weight-complex="normal"/>
    </style:style>
    <style:style style:name="T12" style:family="text">
      <style:text-properties fo:color="#000000" fo:language="en" fo:country="US" style:text-underline-style="none" fo:font-weight="normal" officeooo:rsid="0021f6bc" style:font-weight-asian="normal" style:font-weight-complex="normal"/>
    </style:style>
    <style:style style:name="T13" style:family="text">
      <style:text-properties fo:color="#000000" fo:language="en" fo:country="US" style:text-underline-style="none" fo:font-weight="normal" officeooo:rsid="0022c4a5" style:font-weight-asian="normal" style:font-weight-complex="normal"/>
    </style:style>
    <style:style style:name="T14" style:family="text">
      <style:text-properties style:text-underline-style="none"/>
    </style:style>
    <style:style style:name="T15" style:family="text">
      <style:text-properties style:text-underline-style="none" officeooo:rsid="0022c4a5"/>
    </style:style>
    <style:style style:name="T16" style:family="text">
      <style:text-properties style:text-underline-style="none" officeooo:rsid="002900bc"/>
    </style:style>
    <style:style style:name="T17" style:family="text">
      <style:text-properties officeooo:rsid="00256400"/>
    </style:style>
    <style:style style:name="T18" style:family="text">
      <style:text-properties officeooo:rsid="00289b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end</text:p>
      <text:p text:style-name="P1"/>
      <text:list xml:id="list9110748" text:style-name="L1">
        <text:list-item>
          <text:p text:style-name="P16">Create app directory</text:p>
        </text:list-item>
        <text:list-item>
          <text:p text:style-name="P16">Open a terminal into this folder</text:p>
        </text:list-item>
        <text:list-item>
          <text:p text:style-name="P16">Execute the command <text:span text:style-name="T1">npm init –yes</text:span></text:p>
        </text:list-item>
        <text:list-item>
          <text:p text:style-name="P16">Install needed modules:</text:p>
        </text:list-item>
      </text:list>
      <text:list xml:id="list2935856349" text:style-name="L2">
        <text:list-item>
          <text:list>
            <text:list-item>
              <text:p text:style-name="P17">express: Server Framework</text:p>
            </text:list-item>
            <text:list-item>
              <text:p text:style-name="P17">express-handlebars: template engine</text:p>
            </text:list-item>
            <text:list-item>
              <text:p text:style-name="P17">express-session: allows to create users sessions into the server</text:p>
            </text:list-item>
            <text:list-item>
              <text:p text:style-name="P18">method-overide: allow to extends forms methods</text:p>
            </text:list-item>
            <text:list-item>
              <text:p text:style-name="P18">mongoose: allows to connect nodejs to mongodb database</text:p>
            </text:list-item>
            <text:list-item>
              <text:p text:style-name="P18">passport and passport-local: allows to authenticate users to mongodb</text:p>
            </text:list-item>
            <text:list-item>
              <text:p text:style-name="P18">bcryptjs: allows to crypt passwords</text:p>
            </text:list-item>
            <text:list-item>
              <text:p text:style-name="P18">connect-flash: allows to send messages to users</text:p>
            </text:list-item>
            <text:list-item>
              <text:p text:style-name="P19">morgan: allow us to see the requests to the server</text:p>
            </text:list-item>
          </text:list>
        </text:list-item>
      </text:list>
      <text:p text:style-name="P4"/>
      <text:p text:style-name="P4"><text:tab/><text:tab/>npm i express express-handlebars express-session method-override mongoose <text:tab/><text:tab/><text:tab/>passport passport-local bcryptjs connect-flash <text:span text:style-name="T18">morgan</text:span></text:p>
      <text:p text:style-name="P2"/>
      <text:list xml:id="list5348054013263" text:continue-list="list9110748" text:style-name="L1">
        <text:list-item>
          <text:p text:style-name="P20">Create src folder </text:p>
        </text:list-item>
        <text:list-item>
          <text:p text:style-name="P21">Create index.js, <text:span text:style-name="T17">server.js </text:span>and database.js into src folder</text:p>
        </text:list-item>
        <text:list-item>
          <text:p text:style-name="P21">Into src folder, create the following folders:</text:p>
        </text:list-item>
      </text:list>
      <text:p text:style-name="P6"/>
      <text:p text:style-name="P6"><text:tab/><text:tab/>mkdir config helpers models public route views</text:p>
      <text:p text:style-name="P6"/>
      <text:p text:style-name="P3"><text:tab/><text:span text:style-name="T2">views:</text:span><text:span text:style-name="T5"> html files</text:span></text:p>
      <text:p text:style-name="P3"><text:span text:style-name="T5"><text:tab/></text:span><text:span text:style-name="T2">routes:</text:span><text:span text:style-name="T5"> routes of the server</text:span></text:p>
      <text:p text:style-name="P3"><text:span text:style-name="T5"><text:tab/></text:span><text:span text:style-name="T3">public:</text:span><text:span text:style-name="T6"> static files</text:span></text:p>
      <text:p text:style-name="P3"><text:span text:style-name="T6"><text:tab/></text:span><text:span text:style-name="T3">models:</text:span><text:span text:style-name="T6"> data model</text:span></text:p>
      <text:p text:style-name="P3"><text:span text:style-name="T6"><text:tab/></text:span><text:span text:style-name="T3">helpers:</text:span><text:span text:style-name="T6"> helpers functions</text:span></text:p>
      <text:p text:style-name="P3"><text:span text:style-name="T6"><text:tab/></text:span><text:span text:style-name="T4">config:</text:span><text:span text:style-name="T7"> config files</text:span></text:p>
      <text:p text:style-name="P3"><text:span text:style-name="T7"><text:tab/></text:span><text:span text:style-name="T8">controllers: function to be execute when users visit any route</text:span></text:p>
      <text:p text:style-name="P8"/>
      <text:list xml:id="list5347949972365" text:continue-numbering="true" text:style-name="L1">
        <text:list-item>
          <text:p text:style-name="P15"><text:span text:style-name="T10">In</text:span><text:span text:style-name="T11">stall nodemoon, </text:span><text:span text:style-name="T12">dotenv </text:span><text:span text:style-name="T13">and npm-check-updates</text:span><text:span text:style-name="T11"> module</text:span><text:span text:style-name="T13">s</text:span></text:p>
        </text:list-item>
      </text:list>
      <text:list xml:id="list1222481591" text:style-name="L3">
        <text:list-item>
          <text:list>
            <text:list-item>
              <text:p text:style-name="P22"><text:span text:style-name="T11">d</text:span><text:span text:style-name="T9">otenv: allows to create environment variables</text:span></text:p>
            </text:list-item>
            <text:list-item>
              <text:p text:style-name="P23">nodemon: restart automatically the server when a change as introduced to code</text:p>
            </text:list-item>
            <text:list-item>
              <text:p text:style-name="P23">npm-check-updates: check if is any actualization of a module to install</text:p>
            </text:list-item>
          </text:list>
        </text:list-item>
      </text:list>
      <text:p text:style-name="P9"/>
      <text:p text:style-name="P5"><text:span text:style-name="T14"><text:tab/><text:tab/></text:span><text:span text:style-name="T15">npm i dotenv nodemon npm-check-updates -D</text:span></text:p>
      <text:p text:style-name="P7"/>
      <text:p text:style-name="P9">The -D option is introduced to indicate that modules has need installed in Developer Dependencies</text:p>
      <text:p text:style-name="P9"/>
      <text:p text:style-name="P11"><text:s text:c="7"/>9. Create into the views folder, layouts and partials directory.</text:p>
      <text:p text:style-name="P9"/>
      <text:p text:style-name="P10">With this steps, the development environment is ready configured. </text:p>
      <text:p text:style-name="P10"/>
      <text:p text:style-name="P10">Now, let’s code.</text:p>
      <text:p text:style-name="P14">Basic structure of code:</text:p>
      <text:p text:style-name="P13"/>
      <text:p text:style-name="P13">Server.js:<text:span text:style-name="T14"> Is the file that create the server and manage petitions of the users. It need certain settings (for example, ports that listening, directory where are the views files, engine views that use, </text:span><text:span text:style-name="T16">routes that resolve, </text:span><text:span text:style-name="T14">etc.).</text:span></text:p>
      <text:p text:style-name="P13"><text:span text:style-name="T14"/></text:p>
      <text:p text:style-name="P13"><text:span text:style-name="T14"/></text:p>
      <text:p text:style-name="P13"><text:span text:style-name="T14"/></text:p>
      <text:p text:style-name="P13"><text:span text:style-name="T14"/></text:p>
      <text:p text:style-name="P12"/>
      <text:p text:style-name="P12"><text:s/></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6:38:03.682882391</meta:creation-date>
    <meta:generator>LibreOffice/6.4.6.2$Linux_X86_64 LibreOffice_project/40$Build-2</meta:generator>
    <dc:date>2021-01-26T00:53:46.474856915</dc:date>
    <meta:editing-duration>P1DT2H25M16S</meta:editing-duration>
    <meta:editing-cycles>12</meta:editing-cycles>
    <meta:document-statistic meta:table-count="0" meta:image-count="0" meta:object-count="0" meta:page-count="2" meta:paragraph-count="38" meta:word-count="285" meta:character-count="1862" meta:non-whitespace-character-count="1608"/>
  </office:meta>
</office:document-meta>
</file>